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RZAPALO MACHUCA HAROLD JOHAN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69456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J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503478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RZAPALO MACHUCA HAROLD JOHAN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66945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5 034 7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53546589</text:p>
          </table:table-cell>
          <table:table-cell table:style-name="Tabla2.D3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03:3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